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32e5" officeooo:paragraph-rsid="001632e5" style:font-weight-asian="bold" style:font-weight-complex="bold"/>
    </style:style>
    <style:style style:name="P2" style:family="paragraph" style:parent-style-name="Standard">
      <style:text-properties officeooo:rsid="001632e5" officeooo:paragraph-rsid="001632e5"/>
    </style:style>
    <style:style style:name="P3" style:family="paragraph" style:parent-style-name="Standard">
      <style:text-properties fo:font-weight="normal" officeooo:rsid="001632e5" officeooo:paragraph-rsid="001632e5" style:font-weight-asian="normal" style:font-weight-complex="normal"/>
    </style:style>
    <style:style style:name="P4" style:family="paragraph" style:parent-style-name="Standard">
      <style:text-properties fo:font-weight="bold" officeooo:rsid="001632e5" officeooo:paragraph-rsid="001632e5" style:font-weight-asian="bold" style:font-weight-complex="bold"/>
    </style:style>
    <style:style style:name="P5" style:family="paragraph" style:parent-style-name="Standard">
      <style:text-properties fo:font-weight="bold" officeooo:rsid="0016d7c8" officeooo:paragraph-rsid="0016d7c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f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als and Systems 2</text:p>
      <text:p text:style-name="P2">- 1 big test (mid-semester) – five small questions – 2 big questions - 35 points</text:p>
      <text:p text:style-name="P2">TO PASS IT: 25 &gt;= 10</text:p>
      <text:p text:style-name="P2"/>
      <text:p text:style-name="P2">- also <text:span text:style-name="T1">small tests</text:span><text:span text:style-name="T2"> – 10 points (minimum required to pass it)</text:span></text:p>
      <text:p text:style-name="P3">- also <text:span text:style-name="T1">homeworks</text:span> – 5 points each</text:p>
      <text:p text:style-name="P3"/>
      <text:p text:style-name="P3">totally <text:span text:style-name="T1">40 points in total max &gt;= 20</text:span></text:p>
      <text:p text:style-name="P4"/>
      <text:p text:style-name="P5">to reach the oral exam, we have to get <text:span text:style-name="T3">(60 </text:span>=&gt; 30 points<text:span text:style-name="T3">)</text:span> to the written 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4:21:18.854607300</meta:creation-date>
    <dc:date>2025-09-08T14:26:49.779682200</dc:date>
    <meta:editing-duration>PT5M30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7" meta:word-count="66" meta:character-count="325" meta:non-whitespace-character-count="262"/>
  </office:meta>
</office:document-meta>
</file>